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b4d8" officeooo:paragraph-rsid="001bb4d8"/>
    </style:style>
    <style:style style:name="P2" style:family="paragraph" style:parent-style-name="Standard" style:list-style-name="L1">
      <style:text-properties officeooo:rsid="001bb4d8" officeooo:paragraph-rsid="001bb4d8"/>
    </style:style>
    <style:style style:name="P3" style:family="paragraph" style:parent-style-name="Standard" style:list-style-name="L1">
      <style:text-properties officeooo:rsid="001bb4d8" officeooo:paragraph-rsid="001f9734"/>
    </style:style>
    <style:style style:name="P4" style:family="paragraph" style:parent-style-name="Standard" style:list-style-name="L4">
      <style:paragraph-properties fo:text-align="start" style:justify-single-word="false"/>
      <style:text-properties officeooo:rsid="001bb4d8" officeooo:paragraph-rsid="001fdc66"/>
    </style:style>
    <style:style style:name="P5" style:family="paragraph" style:parent-style-name="Standard" style:list-style-name="L4">
      <style:text-properties officeooo:rsid="001bb4d8" officeooo:paragraph-rsid="001fdc66"/>
    </style:style>
    <style:style style:name="P6" style:family="paragraph" style:parent-style-name="Standard">
      <style:text-properties officeooo:rsid="001d61ab" officeooo:paragraph-rsid="001d61ab"/>
    </style:style>
    <style:style style:name="P7" style:family="paragraph" style:parent-style-name="Standard" style:list-style-name="L2">
      <style:text-properties officeooo:rsid="001d61ab" officeooo:paragraph-rsid="001d61ab"/>
    </style:style>
    <style:style style:name="P8" style:family="paragraph" style:parent-style-name="Standard">
      <style:paragraph-properties fo:text-align="center" style:justify-single-word="false"/>
      <style:text-properties officeooo:rsid="001d61ab" officeooo:paragraph-rsid="001e0f73"/>
    </style:style>
    <style:style style:name="P9" style:family="paragraph" style:parent-style-name="Standard" style:list-style-name="L2">
      <style:text-properties officeooo:rsid="001e0f73" officeooo:paragraph-rsid="001e0f73"/>
    </style:style>
    <style:style style:name="P10" style:family="paragraph" style:parent-style-name="Standard">
      <style:text-properties officeooo:rsid="001e0f73" officeooo:paragraph-rsid="001e0f73"/>
    </style:style>
    <style:style style:name="P11" style:family="paragraph" style:parent-style-name="Standard">
      <style:paragraph-properties fo:text-align="center" style:justify-single-word="false"/>
      <style:text-properties officeooo:rsid="001e0f73" officeooo:paragraph-rsid="001e0f73"/>
    </style:style>
    <style:style style:name="P12" style:family="paragraph" style:parent-style-name="Standard">
      <style:paragraph-properties fo:text-align="center" style:justify-single-word="false"/>
      <style:text-properties officeooo:rsid="001e0f73" officeooo:paragraph-rsid="001e435e"/>
    </style:style>
    <style:style style:name="P13" style:family="paragraph" style:parent-style-name="Standard" style:list-style-name="L4">
      <style:paragraph-properties fo:text-align="start" style:justify-single-word="false"/>
      <style:text-properties officeooo:rsid="001e0f73" officeooo:paragraph-rsid="001e0f73"/>
    </style:style>
    <style:style style:name="P14" style:family="paragraph" style:parent-style-name="Standard">
      <style:paragraph-properties fo:text-align="start" style:justify-single-word="false"/>
      <style:text-properties officeooo:rsid="001e0f73" officeooo:paragraph-rsid="001e0f73"/>
    </style:style>
    <style:style style:name="P15" style:family="paragraph" style:parent-style-name="Standard">
      <style:paragraph-properties fo:text-align="center" style:justify-single-word="false"/>
      <style:text-properties style:text-underline-style="solid" style:text-underline-width="auto" style:text-underline-color="font-color" officeooo:rsid="001d61ab" officeooo:paragraph-rsid="001e0f73"/>
    </style:style>
    <style:style style:name="P16" style:family="paragraph" style:parent-style-name="Standard">
      <style:paragraph-properties fo:text-align="center" style:justify-single-word="false"/>
      <style:text-properties officeooo:rsid="001e435e" officeooo:paragraph-rsid="001e435e"/>
    </style:style>
    <style:style style:name="P17" style:family="paragraph" style:parent-style-name="Standard" style:list-style-name="L4">
      <style:paragraph-properties fo:text-align="start" style:justify-single-word="false"/>
      <style:text-properties officeooo:rsid="001fdc66" officeooo:paragraph-rsid="001fdc66"/>
    </style:style>
    <style:style style:name="P18" style:family="paragraph" style:parent-style-name="Standard" style:list-style-name="L1">
      <style:text-properties officeooo:rsid="001fdc66" officeooo:paragraph-rsid="001fdc66"/>
    </style:style>
    <style:style style:name="P19" style:family="paragraph" style:parent-style-name="Standard">
      <style:text-properties officeooo:rsid="001fdc66" officeooo:paragraph-rsid="001fdc66"/>
    </style:style>
    <style:style style:name="P20" style:family="paragraph" style:parent-style-name="Standard">
      <style:text-properties officeooo:rsid="00205c00" officeooo:paragraph-rsid="00205c00"/>
    </style:style>
    <style:style style:name="P21" style:family="paragraph" style:parent-style-name="Standard">
      <style:text-properties officeooo:rsid="0020ef85" officeooo:paragraph-rsid="0020ef85"/>
    </style:style>
    <style:style style:name="P22" style:family="paragraph" style:parent-style-name="Standard">
      <style:paragraph-properties fo:text-align="start" style:justify-single-word="false"/>
      <style:text-properties officeooo:rsid="0020ef85" officeooo:paragraph-rsid="0020ef85"/>
    </style:style>
    <style:style style:name="P23" style:family="paragraph" style:parent-style-name="Standard">
      <style:paragraph-properties fo:text-align="start" style:justify-single-word="false"/>
      <style:text-properties officeooo:rsid="0022ce78" officeooo:paragraph-rsid="0022ce78"/>
    </style:style>
    <style:style style:name="P24" style:family="paragraph" style:parent-style-name="Standard">
      <style:paragraph-properties fo:text-align="center" style:justify-single-word="false"/>
      <style:text-properties officeooo:rsid="0022ce78" officeooo:paragraph-rsid="0022ce78"/>
    </style:style>
    <style:style style:name="P25" style:family="paragraph" style:parent-style-name="Standard">
      <style:paragraph-properties fo:text-align="center" style:justify-single-word="false"/>
      <style:text-properties officeooo:rsid="002437e1" officeooo:paragraph-rsid="002437e1"/>
    </style:style>
    <style:style style:name="P26" style:family="paragraph" style:parent-style-name="Standard">
      <style:paragraph-properties fo:text-align="start" style:justify-single-word="false"/>
      <style:text-properties officeooo:rsid="002437e1" officeooo:paragraph-rsid="002437e1"/>
    </style:style>
    <style:style style:name="P27" style:family="paragraph" style:parent-style-name="Standard">
      <style:paragraph-properties fo:text-align="center" style:justify-single-word="false"/>
      <style:text-properties officeooo:rsid="0026a8aa" officeooo:paragraph-rsid="0026a8aa"/>
    </style:style>
    <style:style style:name="P28" style:family="paragraph" style:parent-style-name="Standard">
      <style:paragraph-properties fo:text-align="start" style:justify-single-word="false"/>
      <style:text-properties officeooo:rsid="0026a8aa" officeooo:paragraph-rsid="0026a8aa"/>
    </style:style>
    <style:style style:name="P29" style:family="paragraph" style:parent-style-name="Standard">
      <style:paragraph-properties fo:text-align="start" style:justify-single-word="false"/>
      <style:text-properties officeooo:rsid="00277166" officeooo:paragraph-rsid="00277166"/>
    </style:style>
    <style:style style:name="P30" style:family="paragraph" style:parent-style-name="Standard">
      <style:paragraph-properties fo:text-align="center" style:justify-single-word="false"/>
      <style:text-properties officeooo:rsid="002938ba" officeooo:paragraph-rsid="002938ba"/>
    </style:style>
    <style:style style:name="P31" style:family="paragraph" style:parent-style-name="Standard">
      <style:paragraph-properties fo:text-align="start" style:justify-single-word="false"/>
      <style:text-properties style:text-underline-style="none" officeooo:rsid="002a8a10" officeooo:paragraph-rsid="002a8a10"/>
    </style:style>
    <style:style style:name="T1" style:family="text">
      <style:text-properties style:text-underline-style="none"/>
    </style:style>
    <style:style style:name="T2" style:family="text">
      <style:text-properties style:text-underline-style="none" officeooo:rsid="001e0f73"/>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1f9734"/>
    </style:style>
    <style:style style:name="T5" style:family="text">
      <style:text-properties style:text-underline-style="none" officeooo:rsid="002305a3"/>
    </style:style>
    <style:style style:name="T6" style:family="text">
      <style:text-properties style:text-underline-style="none" officeooo:rsid="002437e1"/>
    </style:style>
    <style:style style:name="T7" style:family="text">
      <style:text-properties style:text-underline-style="none" officeooo:rsid="002619c3"/>
    </style:style>
    <style:style style:name="T8" style:family="text">
      <style:text-properties style:text-underline-style="none" officeooo:rsid="0026a8aa"/>
    </style:style>
    <style:style style:name="T9" style:family="text">
      <style:text-properties style:text-underline-style="none" officeooo:rsid="002938ba"/>
    </style:style>
    <style:style style:name="T10" style:family="text">
      <style:text-properties fo:font-weight="bold" style:font-weight-asian="bold" style:font-weight-complex="bold"/>
    </style:style>
    <style:style style:name="T11" style:family="text">
      <style:text-properties officeooo:rsid="001f626c"/>
    </style:style>
    <style:style style:name="T12" style:family="text">
      <style:text-properties officeooo:rsid="001f97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text:p>
      <text:list xml:id="list4253161126" text:style-name="L1">
        <text:list-item>
          <text:p text:style-name="P2">you build your own town, survive hordes of enemies</text:p>
        </text:list-item>
        <text:list-item>
          <text:p text:style-name="P2">harem story, sex based</text:p>
        </text:list-item>
      </text:list>
      <text:p text:style-name="P1"/>
      <text:p text:style-name="P1">GAME STORY:</text:p>
      <text:list xml:id="list181226442822314" text:continue-numbering="true" text:style-name="L1">
        <text:list-item>
          <text:p text:style-name="P2">you’re the only survivor of a sci fi ship who crashed</text:p>
        </text:list-item>
        <text:list-item>
          <text:p text:style-name="P2">you discover each of the girls as you travel</text:p>
        </text:list-item>
      </text:list>
      <text:p text:style-name="P1"/>
      <text:p text:style-name="P1">MECHANICS:</text:p>
      <text:list xml:id="list181225750260492" text:continue-numbering="true" text:style-name="L1">
        <text:list-item>
          <text:p text:style-name="P18">You walk to each waifu like sweet home</text:p>
        </text:list-item>
        <text:list-item>
          <text:p text:style-name="P18">There’s a single menu like sweet home</text:p>
        </text:list-item>
        <text:list-item>
          <text:p text:style-name="P2">There’s a love progression story (female audience).</text:p>
        </text:list-item>
        <text:list-item>
          <text:p text:style-name="P2">Not a lot of violence</text:p>
        </text:list-item>
        <text:list-item>
          <text:p text:style-name="P18">Food, farmed food or hunted (bunnies)</text:p>
        </text:list-item>
        <text:list-item>
          <text:p text:style-name="P18">Morality (when a loli dies, it effects their closest friends)</text:p>
        </text:list-item>
        <text:list-item>
          <text:p text:style-name="P18">You combine items with two or three lolis</text:p>
        </text:list-item>
      </text:list>
      <text:p text:style-name="P1"/>
      <text:p text:style-name="P1">CHARACTERS:</text:p>
      <text:list xml:id="list181227023621805" text:continue-numbering="true" text:style-name="L1">
        <text:list-item>
          <text:p text:style-name="P2">Raul, a mulato<text:tab/><text:tab/><text:tab/><text:tab/><text:span text:style-name="T11">Warrior</text:span></text:p>
        </text:list-item>
        <text:list-item>
          <text:p text:style-name="P2"><text:bookmark-start text:name="__DdeLink__4_1779313828"/>Candy (azuka like)<text:tab/><text:tab/><text:tab/><text:span text:style-name="T11">Chef (food)</text:span></text:p>
        </text:list-item>
        <text:list-item>
          <text:p text:style-name="P2">Reina (rei like)<text:tab/><text:tab/><text:tab/><text:span text:style-name="T11">Water (drink)</text:span></text:p>
        </text:list-item>
        <text:list-item>
          <text:p text:style-name="P2">Leia (white mage)<text:tab/><text:tab/><text:tab/><text:span text:style-name="T11">Heal (bandanas)</text:span></text:p>
        </text:list-item>
        <text:list-item>
          <text:p text:style-name="P2">Aisha (Hindu)<text:tab/><text:tab/><text:tab/><text:tab/><text:span text:style-name="T12">Farmer</text:span></text:p>
        </text:list-item>
        <text:list-item>
          <text:p text:style-name="P3">Anna (german)<text:tab/><text:tab/><text:tab/><text:span text:style-name="T11">Builder (traps/clock)</text:span></text:p>
        </text:list-item>
        <text:list-item>
          <text:p text:style-name="P2">Jasmene (arab)<text:tab/><text:tab/><text:tab/><text:span text:style-name="T12">Flowers, perfume.</text:span></text:p>
        </text:list-item>
        <text:list-item>
          <text:p text:style-name="P2">Mia (asian)<text:tab/><text:tab/><text:tab/><text:tab/><text:span text:style-name="T12">Wheat, beds</text:span></text:p>
        </text:list-item>
        <text:list-item>
          <text:p text:style-name="P2">Cadence (black)<text:tab/><text:tab/><text:tab/><text:span text:style-name="T12">Magic, black magic</text:span></text:p>
        </text:list-item>
        <text:list-item>
          <text:p text:style-name="P2"><text:span text:style-name="T1">Maria (latina)<text:tab/><text:tab/><text:tab/><text:tab/></text:span><text:span text:style-name="T4">Archer</text:span><text:bookmark-end text:name="__DdeLink__4_1779313828"/></text:p>
        </text:list-item>
      </text:list>
      <text:p text:style-name="P1"><text:span text:style-name="T1"/></text:p>
      <text:p text:style-name="P6"><text:span text:style-name="T1">WIN CONDITION:</text:span></text:p>
      <text:list xml:id="list4289508647" text:style-name="L2">
        <text:list-item>
          <text:p text:style-name="P7"><text:span text:style-name="T1">None, it last until you die</text:span></text:p>
          <text:p text:style-name="P7"><text:span text:style-name="T1"/></text:p>
        </text:list-item>
      </text:list>
      <text:p text:style-name="P6"><text:span text:style-name="T1">LOSE CONDITION:</text:span></text:p>
      <text:list xml:id="list181225703171499" text:continue-numbering="true" text:style-name="L2">
        <text:list-item>
          <text:p text:style-name="P7"><text:span text:style-name="T1">Lolis get knock down until they wake up again, hungry.</text:span></text:p>
        </text:list-item>
      </text:list>
      <text:p text:style-name="P6"><text:span text:style-name="T1"/></text:p>
      <text:p text:style-name="P6"><text:span text:style-name="T1"/></text:p>
      <text:p text:style-name="P8"><text:span text:style-name="T3">STORY:</text:span></text:p>
      <text:p text:style-name="P15"><text:span text:style-name="T10"/></text:p>
      <text:p text:style-name="P8"><text:span text:style-name="T1">HERO</text:span></text:p>
      <text:list xml:id="list181226401198636" text:continue-numbering="true" text:style-name="L2">
        <text:list-item>
          <text:p text:style-name="P7"><text:span text:style-name="T1">CALL TO AN ADVENTURE:</text:span></text:p>
        </text:list-item>
      </text:list>
      <text:p text:style-name="P6"><text:span text:style-name="T1">Hero wakes up from espace survivor ship capsule that collapsed.</text:span></text:p>
      <text:list xml:id="list181226381505084" text:continue-numbering="true" text:style-name="L2">
        <text:list-item>
          <text:p text:style-name="P7"><text:span text:style-name="T1">MEETS THE MASTER:</text:span></text:p>
        </text:list-item>
      </text:list>
      <text:p text:style-name="P6"><text:span text:style-name="T1">Hero meets it’s master, it’s a bot AI.</text:span></text:p>
      <text:p text:style-name="P6"><text:span text:style-name="T1">It ask for some code </text:span><text:span text:style-name="T2">to start the game, it leaves something about he surviving the crash.</text:span></text:p>
      <text:list xml:id="list181225140728131" text:continue-numbering="true" text:style-name="L2">
        <text:list-item>
          <text:p text:style-name="P9"><text:span text:style-name="T1">TRIALS:</text:span></text:p>
        </text:list-item>
      </text:list>
      <text:p text:style-name="P10"><text:span text:style-name="T1">Some monster spider start to attack.</text:span></text:p>
      <text:p text:style-name="P10"><text:span text:style-name="T1">Hero level up.</text:span></text:p>
      <text:list xml:id="list181225192928829" text:continue-numbering="true" text:style-name="L2">
        <text:list-item>
          <text:p text:style-name="P9"><text:span text:style-name="T1">LOSE:</text:span></text:p>
        </text:list-item>
      </text:list>
      <text:p text:style-name="P10"><text:span text:style-name="T1">Hero loses after losing all it’s waifus.</text:span></text:p>
      <text:p text:style-name="P10"><text:soft-page-break/><text:span text:style-name="T1">He dies.</text:span></text:p>
      <text:p text:style-name="P10"><text:span text:style-name="T1"/></text:p>
      <text:p text:style-name="P11"><text:span text:style-name="T1"/></text:p>
      <text:p text:style-name="P11"><text:span text:style-name="T1"/></text:p>
      <text:p text:style-name="P11"><text:span text:style-name="T1"/></text:p>
      <text:p text:style-name="P16"><text:span text:style-name="T1">FEMALE JOURNEY:</text:span></text:p>
      <text:list xml:id="list1691735106" text:style-name="L4">
        <text:list-item>
          <text:p text:style-name="P13"><text:bookmark-start text:name="__DdeLink__1_1779313828"/><text:span text:style-name="T1">CALL TO AN ADVENTURE:</text:span></text:p>
          <text:p text:style-name="P17"><text:span text:style-name="T1">Heroine wakes up because of food gathered.</text:span></text:p>
        </text:list-item>
        <text:list-item>
          <text:p text:style-name="P13"><text:span text:style-name="T1">GATHERING OF ALLIES:</text:span></text:p>
          <text:p text:style-name="P17"><text:span text:style-name="T1">Each heroine wakes up to meet other girls and make them friendship.</text:span></text:p>
        </text:list-item>
        <text:list-item>
          <text:p text:style-name="P13"><text:span text:style-name="T1">ROAD OF TRIALS:</text:span></text:p>
          <text:list>
            <text:list-item>
              <text:p text:style-name="P5">Candy (azuka like)<text:tab/><text:tab/><text:tab/><text:span text:style-name="T11">Chef (food)</text:span></text:p>
            </text:list-item>
          </text:list>
        </text:list-item>
      </text:list>
      <text:p text:style-name="P19">You need to gather food and learn to cook.</text:p>
      <text:list xml:id="list181226457999579" text:continue-numbering="true" text:style-name="L4">
        <text:list-item>
          <text:list>
            <text:list-item>
              <text:p text:style-name="P5">Reina (rei like)<text:tab/><text:tab/><text:tab/><text:span text:style-name="T11">Water (drink)</text:span></text:p>
            </text:list-item>
          </text:list>
        </text:list-item>
      </text:list>
      <text:p text:style-name="P19">She needs to craft her bucket to carry water, craft glasses, craft bottles.</text:p>
      <text:list xml:id="list181226607780050" text:continue-numbering="true" text:style-name="L4">
        <text:list-item>
          <text:list>
            <text:list-item>
              <text:p text:style-name="P5">Leia (white mage)<text:tab/><text:tab/><text:tab/><text:span text:style-name="T11">Heal (bandanas)</text:span></text:p>
            </text:list-item>
          </text:list>
        </text:list-item>
      </text:list>
      <text:p text:style-name="P19">She needs her tailor loom to craft bandages, also learn white magic.</text:p>
      <text:list xml:id="list181226682966532" text:continue-numbering="true" text:style-name="L4">
        <text:list-item>
          <text:list>
            <text:list-item>
              <text:p text:style-name="P5">Aisha (Hindu)<text:tab/><text:tab/><text:tab/><text:tab/><text:span text:style-name="T12">Farmer</text:span></text:p>
            </text:list-item>
          </text:list>
        </text:list-item>
      </text:list>
      <text:p text:style-name="P20">She needs to start getting her tools to farm food.</text:p>
      <text:list xml:id="list181226135384946" text:continue-numbering="true" text:style-name="L4">
        <text:list-item>
          <text:list>
            <text:list-item>
              <text:p text:style-name="P5">Anna (german)<text:tab/><text:tab/><text:tab/><text:span text:style-name="T11">Builder (traps/clock)</text:span></text:p>
            </text:list-item>
          </text:list>
        </text:list-item>
      </text:list>
      <text:p text:style-name="P20">She needs rocks and sticks to make some table to craft.</text:p>
      <text:list xml:id="list181226942115746" text:continue-numbering="true" text:style-name="L4">
        <text:list-item>
          <text:list>
            <text:list-item>
              <text:p text:style-name="P5">Jasmene (arab)<text:tab/><text:tab/><text:tab/><text:span text:style-name="T12">Flowers, perfume.</text:span></text:p>
            </text:list-item>
          </text:list>
        </text:list-item>
      </text:list>
      <text:p text:style-name="P21">She needs flower pots and some water, flowers are used to make potions.</text:p>
      <text:list xml:id="list181225451900395" text:continue-numbering="true" text:style-name="L4">
        <text:list-item>
          <text:list>
            <text:list-item>
              <text:p text:style-name="P5">Mia (asian)<text:tab/><text:tab/><text:tab/><text:tab/><text:span text:style-name="T12">Wheat, beds</text:span></text:p>
            </text:list-item>
          </text:list>
        </text:list-item>
      </text:list>
      <text:p text:style-name="P21">She needs seeds and other stuff to farm, tools.</text:p>
      <text:list xml:id="list181225125421997" text:continue-numbering="true" text:style-name="L4">
        <text:list-item>
          <text:list>
            <text:list-item>
              <text:p text:style-name="P5">Cadence (black)<text:tab/><text:tab/><text:tab/><text:span text:style-name="T12">Magic, black magic</text:span></text:p>
            </text:list-item>
          </text:list>
        </text:list-item>
      </text:list>
      <text:p text:style-name="P21">She need flowers (mana) to make magic</text:p>
      <text:list xml:id="list181226761800765" text:continue-numbering="true" text:style-name="L4">
        <text:list-item>
          <text:list>
            <text:list-header>
              <text:p text:style-name="P4"><text:span text:style-name="T1">Maria (latina)<text:tab/><text:tab/><text:tab/><text:tab/></text:span><text:span text:style-name="T4">Archer</text:span></text:p>
            </text:list-header>
          </text:list>
        </text:list-item>
      </text:list>
      <text:p text:style-name="P22"><text:span text:style-name="T4">S</text:span><text:span text:style-name="T1">he needs tools to use ranged weapons.</text:span><text:bookmark-end text:name="__DdeLink__1_1779313828"/></text:p>
      <text:p text:style-name="P14"><text:span text:style-name="T1"/></text:p>
      <text:p text:style-name="P12"><text:span text:style-name="T1">CANDY</text:span></text:p>
      <text:p text:style-name="P23"><text:span text:style-name="T1">European girl, desires to be a chef, she loves dogs, she’s a bit tsundere, she always love to help her friends, her dream is to open a restaurant, she likes pink color, she’s afraid of spiders.</text:span></text:p>
      <text:p text:style-name="P24"><text:span text:style-name="T1">REINA</text:span></text:p>
      <text:p text:style-name="P23"><text:span text:style-name="T1">Asian girl, blue hair, she wants to be a scholar, she’s a bit shy and stoic, she always love to spend time reading, her dream is to visit once the big library on earth, she likes light blue color, she’s afraid of fire.</text:span></text:p>
      <text:p text:style-name="P24"><text:span text:style-name="T1">LEIA</text:span></text:p>
      <text:p text:style-name="P23"><text:span text:style-name="T1">White girl, she wants to be a doctor, </text:span><text:span text:style-name="T5">she loves birds, </text:span><text:span text:style-name="T6">her favorite color is green, she’s a very happy and optimist girl, her dream is to have a garden, she’s afraid of blood.</text:span></text:p>
      <text:p text:style-name="P25"><text:span text:style-name="T1">AISHA</text:span></text:p>
      <text:p text:style-name="P26"><text:span text:style-name="T1">Hindu, very religious girl, loves animals, wants to be a wife, </text:span><text:span text:style-name="T7">fear of rats, loves to cook and loves spic</text:span><text:span text:style-name="T8">e</text:span><text:span text:style-name="T7">s, love perfumes, she gets angry over injustice, she wants to return to her home, love color brown.</text:span></text:p>
      <text:p text:style-name="P27"><text:span text:style-name="T7">A</text:span><text:span text:style-name="T1">NNA</text:span></text:p>
      <text:p text:style-name="P28"><text:span text:style-name="T1">She’s german, she loves technology and building stuff, her favorite color is red, she thinks she’s better than the others, her favorite animal are sparrows, she likes listening clasical music.</text:span></text:p>
      <text:p text:style-name="P27"><text:span text:style-name="T1">JASMENE</text:span></text:p>
      <text:p text:style-name="P28"><text:span text:style-name="T1">She loves flowers, gardening, her favorite color is violet, she hates dirt and mud, she’s afraid of seeing flowers being killed, bugs, she loves pop music, favorite food is curry.</text:span></text:p>
      <text:p text:style-name="P27"><text:span text:style-name="T1">MIA</text:span></text:p>
      <text:p text:style-name="P28"><text:soft-page-break/><text:span text:style-name="T1">She likes gardening, farming, she’s friendly to jasmene but she has not a lot of interest on flowers, her favorite color is black, she likes the smell of ashes and flowers being burned.</text:span></text:p>
      <text:p text:style-name="P27"><text:span text:style-name="T1">CADENCE</text:span></text:p>
      <text:p text:style-name="P29"><text:span text:style-name="T1">She likes chocolate, </text:span><text:span text:style-name="T9">she wants to be an herbalist, she loves to prepare items and cook but she’s kind of bad at it, she has magical powers, she hates cats for some reason, she’s kind of angry and tired, also a bit cynical, she likes reddish brown.</text:span></text:p>
      <text:p text:style-name="P30"><text:span text:style-name="T1">MARIA</text:span></text:p>
      <text:p text:style-name="P31">She loves salsa music, she desires to be a dancer, but she’s not that good at it, she loves caligraphy and poetrhy, she enjoys to eat beans, her favorite color is yellow, she also likes the bow and s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1:21:47.050319716</meta:creation-date>
    <dc:date>2019-07-17T18:12:24.969476652</dc:date>
    <meta:editing-duration>PT36M55S</meta:editing-duration>
    <meta:editing-cycles>9</meta:editing-cycles>
    <meta:generator>LibreOffice/6.2.4.2$Linux_X86_64 LibreOffice_project/20$Build-2</meta:generator>
    <meta:document-statistic meta:table-count="0" meta:image-count="0" meta:object-count="0" meta:page-count="3" meta:paragraph-count="85" meta:word-count="756" meta:character-count="4087" meta:non-whitespace-character-count="3412"/>
  </office:meta>
</office:document-meta>
</file>